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loppy pin</text:p>
          </table:table-cell>
          <table:table-cell office:value-type="string" calcext:value-type="string">
            <text:p>breadboard pin</text:p>
          </table:table-cell>
          <table:table-cell office:value-type="string" calcext:value-type="string">
            <text:p>arduino pin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W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OW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OW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W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W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W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LS1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S1+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L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L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L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L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L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OL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OL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L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L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L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L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L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W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8:31:33.262805755</meta:creation-date>
    <dc:date>2023-05-08T22:20:01.680078940</dc:date>
    <meta:editing-duration>PT3H48M31S</meta:editing-duration>
    <meta:editing-cycles>1</meta:editing-cycles>
    <meta:document-statistic meta:table-count="1" meta:cell-count="133" meta:object-count="0"/>
    <meta:generator>LibreOffice/7.5.2.2$Linux_X86_64 LibreOffice_project/50$Build-2</meta:generator>
  </office:meta>
</office:document-meta>
</file>